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ítulo del Juego: "Chernobyl: Última Luz"</text:p>
      <text:p text:style-name="Standard"/>
      <text:p text:style-name="Standard">Introducción:</text:p>
      <text:p text:style-name="Standard">El juego se desarrolla en la planta nuclear de Chernóbil en la noche del 25 de abril de 1986. El jugador asume el papel de Yuri Petrov, un ingeniero experimentado que trabaja en el turno de noche en el reactor número 4. La atmósfera está cargada de tensión mientras se llevan a cabo pruebas de seguridad críticas.</text:p>
      <text:p text:style-name="Standard"/>
      <text:p text:style-name="Standard">Acto 1: Preparativos y Tensión</text:p>
      <text:p text:style-name="Standard">Yuri comienza su turno y se entera de que se realizará una prueba de seguridad en el reactor. El jugador explora la planta, interactuando con otros trabajadores y observando las preocupaciones crecientes sobre la seguridad de la prueba. Los superiores minimizan los riesgos, pero Yuri percibe un ambiente de inquietud.</text:p>
      <text:p text:style-name="Standard"/>
      <text:p text:style-name="Standard">Explorar la Planta: El jugador puede mover a Yuri por diferentes áreas de la planta nuclear, desde los pasillos hasta las salas de control y las zonas de acceso restringido. Durante la exploración, el jugador puede descubrir pistas y señales de problemas potenciales.</text:p>
      <text:p text:style-name="Standard"/>
      <text:p text:style-name="Standard">Recopilar Información: Yuri puede recopilar información relevante sobre la prueba de seguridad, como los procedimientos planificados, los sistemas involucrados y cualquier anomalía reciente en el funcionamiento del reactor.</text:p>
      <text:p text:style-name="Standard"/>
      <text:p text:style-name="Standard">Acto 2: La Explosión</text:p>
      <text:p text:style-name="Standard">Durante la prueba de seguridad, las cosas van terriblemente mal. El jugador experimenta la secuencia de eventos que llevan a la explosión del reactor número 4. Yuri se encuentra en el centro del caos y debe tomar decisiones rápidas para intentar contener la situación mientras la planta se convierte en un infierno de humo y fuego.</text:p>
      <text:p text:style-name="Standard"/>
      <text:p text:style-name="Standard">Reaccionar ante la Emergencia: Cuando la prueba de seguridad falla y la situación se descontrola, el jugador debe guiar a Yuri a través de los peligros inmediatos. La planta se convierte en un laberinto de escombros, humo y radiación.</text:p>
      <text:p text:style-name="Standard"/>
      <text:p text:style-name="Standard">Tomar Decisiones Críticas: El jugador debe tomar decisiones rápidas y cruciales para la supervivencia de Yuri y sus compañeros. Esto incluye elegir rutas de escape seguras, ayudar a otros trabajadores heridos y mantener la calma en medio del caos.</text:p>
      <text:p text:style-name="Standard"/>
      <text:p text:style-name="Standard">Evitar la Radiación: La radiación se vuelve un peligro omnipresente. El jugador debe navegar cuidadosamente por áreas contaminadas, utilizando medidores de radiación y equipos de protección limitados para minimizar la exposición.</text:p>
      <text:p text:style-name="Standard"/>
      <text:p text:style-name="Standard"/>
      <text:p text:style-name="Standard">Acto 3: Lucha por la Supervivencia</text:p>
      <text:p text:style-name="Standard">Yuri logra salir de la planta junto con otros sobrevivientes, pero el peligro está lejos de terminar. El jugador debe guiar a Yuri a través de un entorno hostil y altamente contaminado, buscando refugio temporal mientras la radiación sigue aumentando.</text:p>
      <text:p text:style-name="Standard"/>
      <text:p text:style-name="Standard">Exploración y Búsqueda de Suministros: El jugador guía a Yuri a través de paisajes desolados y abandonados en busca de suministros vitales como comida, agua y medicinas. Las decisiones sobre qué recursos priorizar son cruciales para la supervivencia.</text:p>
      <text:p text:style-name="Standard"><text:soft-page-break/></text:p>
      <text:p text:style-name="Standard">Evitar la Radiación y Peligros Ambientales: La radiación sigue siendo un peligro constante. El jugador debe utilizar equipos de protección limitados y evitar áreas altamente contaminadas para minimizar la exposición.</text:p>
      <text:p text:style-name="Standard"/>
      <text:p text:style-name="Standard">Interacción con Otros Sobrevivientes: Yuri se encuentra con otros sobrevivientes en la zona de exclusión. El jugador puede tomar decisiones sobre cómo interactuar con ellos, desde colaborar en la búsqueda de recursos hasta enfrentarse a bandas de saqueadores.</text:p>
      <text:p text:style-name="Standard"/>
      <text:p text:style-name="Standard">Final:</text:p>
      <text:p text:style-name="Standard">El juego concluye con Yuri contemplando la magnitud del desastre desde lejos, enfrentando la incertidumbre sobre su futuro y el impacto devastador que la explosión tendrá en las vidas de miles de personas. La pantalla se desvanece mientras se escuchan sirenas y los equipos de emergencia se apresuran al lugar.</text:p>
      <text:p text:style-name="Standard"/>
      <text:p text:style-name="Standard">Esta narrativa se enfoca en la intensidad y el dramatismo de los momentos antes de la explosión y durante el desastre en la planta de Chernóbil. Proporciona una experiencia inmersiva que captura el caos y la urgencia de la situació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0T07:08:29.235979004</meta:creation-date>
    <dc:date>2024-04-20T07:09:06.071804025</dc:date>
    <meta:editing-duration>PT38S</meta:editing-duration>
    <meta:editing-cycles>1</meta:editing-cycles>
    <meta:document-statistic meta:table-count="0" meta:image-count="0" meta:object-count="0" meta:page-count="2" meta:paragraph-count="20" meta:word-count="602" meta:character-count="3825" meta:non-whitespace-character-count="3243"/>
    <meta:generator>LibreOffice/7.5.9.2$Linux_X86_64 LibreOffice_project/50$Build-2</meta:generator>
  </office:meta>
</office:document-meta>
</file>